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2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23:06:17.4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26T23:09:20.549000000</dc:date>
    <meta:editing-duration>P1DT6H42M48S</meta:editing-duration>
    <meta:editing-cycles>306</meta:editing-cycles>
    <meta:generator>LibreOffice/7.2.5.2$Windows_X86_64 LibreOffice_project/499f9727c189e6ef3471021d6132d4c694f357e5</meta:generator>
    <meta:document-statistic meta:table-count="1" meta:cell-count="6779" meta:object-count="0"/>
  </office:meta>
</office:document-meta>
</file>